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dModuleRevision.get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is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getArtifac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get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dModuleRevision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ResolvedModuleRevision( DependencyResolver resolver , DependencyResolver artifactResolver , ModuleDescriptor descriptor , MetadataArtifactDownloadReport report ,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edModuleRevi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ModuleRevision.ResolvedModuleRevision( DependencyResolver resolver , DependencyResolver artifactResolver , ModuleDescriptor descriptor , MetadataArtifactDownload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dModuleRevi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